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Five</text:p>
      <text:h text:style-name="Compound_20_Title_20_2" text:outline-level="1"><text:toc-mark text:string-value="Chapter Five: Numerology" text:outline-level="1"/>Numerology</text:h>
      <text:section text:style-name="Sect1" text:name="Section1">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191286631"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Duration</text:p>
            </table:table-cell>
          </table:table-row>
          <text:soft-page-break/>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709496612"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569244838"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ext:soft-page-break/>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501745048"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2051623781" text:continue-numbering="true" text:style-name="List_20_1">
          <text:list-item>
            <text:p text:style-name="P3">Damaged/Destroyed health levels, to half or double their original rating, together</text:p>
          </text:list-item>
          <text:list-item>
            <text:p text:style-name="P3"><text:soft-page-break/>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886851202"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660536932"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544644948"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text:soft-page-break/>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0-08-14T22:43:57</dc:date>
    <meta:editing-duration>PT00H25M06S</meta:editing-duration>
    <meta:editing-cycles>9</meta:editing-cycles>
    <meta:generator>OpenOffice.org/3.2$Unix OpenOffice.org_project/320m12$Build-9483</meta:generator>
    <meta:document-statistic meta:table-count="2" meta:image-count="1" meta:object-count="0" meta:page-count="5" meta:paragraph-count="131" meta:word-count="3245" meta:character-count="18964"/>
    <meta:user-defined meta:name="Info 1"/>
    <meta:user-defined meta:name="Info 2"/>
    <meta:user-defined meta:name="Info 3"/>
    <meta:user-defined meta:name="Info 4"/>
    <meta:template xlink:type="simple" xlink:actuate="onRequest" xlink:title="Discordians" xlink:href="../Discordians_Template.ott" meta:date="2010-08-14T22:42:04"/>
  </office:meta>
</office:document-meta>
</file>